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in" fo:margin-right="0in" fo:text-indent="0.4in" style:auto-text-indent="false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" style:family="paragraph" style:parent-style-name="Text_20_body" style:list-style-name="L3"/>
    <style:style style:name="P9" style:family="paragraph" style:parent-style-name="Text_20_body" style:list-style-name="L5"/>
    <style:style style:name="P10" style:family="paragraph" style:parent-style-name="Heading_20_1">
      <style:paragraph-properties fo:break-before="page"/>
    </style:style>
    <style:style style:name="P11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 style:list-style-name="L1"/>
    <style:style style:name="P14" style:family="paragraph" style:parent-style-name="Standard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T1" style:family="text">
      <style:text-properties fo:background-color="#ffff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04905136">
          <text:deletion>
            <office:change-info>
              <dc:creator>user_phmf6</dc:creator>
              <dc:date>2010-09-24T08:53:00</dc:date>
            </office:change-info>
            <text:p text:style-name="Standard">содержимое</text:p>
          </text:deletion>
        </text:changed-region>
        <text:changed-region text:id="ct49338400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534705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99930144">
          <text:deletion>
            <office:change-info>
              <dc:creator>user_phmf6</dc:creator>
              <dc:date>2010-09-24T08:53:00</dc:date>
            </office:change-info>
            <text:p text:style-name="Standard">С</text:p>
          </text:deletion>
        </text:changed-region>
        <text:changed-region text:id="ct105200096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3542512">
          <text:deletion>
            <office:change-info>
              <dc:creator>user_phmf6</dc:creator>
              <dc:date>2010-09-24T08:53:00</dc:date>
            </office:change-info>
            <text:p text:style-name="Standard">еть</text:p>
          </text:deletion>
        </text:changed-region>
        <text:changed-region text:id="ct73907968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5145872">
          <text:deletion>
            <office:change-info>
              <dc:creator>user_phmf6</dc:creator>
              <dc:date>2010-09-24T08:53:00</dc:date>
            </office:change-info>
            <text:p text:style-name="Standard">м</text:p>
          </text:deletion>
        </text:changed-region>
        <text:changed-region text:id="ct112537008">
          <text:insertion>
            <office:change-info>
              <dc:creator>user_phmf6</dc:creator>
              <dc:date>2010-09-24T08:53:00</dc:date>
            </office:change-info>
          </text:insertion>
        </text:changed-region>
        <text:changed-region text:id="ct100594432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99152304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112570992">
          <text:deletion>
            <office:change-info>
              <dc:creator>user_phmf6</dc:creator>
              <dc:date>2010-09-24T08:54:00</dc:date>
            </office:change-info>
            <text:p text:style-name="Standard">содержимого </text:p>
          </text:deletion>
        </text:changed-region>
        <text:changed-region text:id="ct111542768">
          <text:insertion>
            <office:change-info>
              <dc:creator>user_phmf6</dc:creator>
              <dc:date>2010-09-24T08:54:00</dc:date>
            </office:change-info>
          </text:insertion>
        </text:changed-region>
        <text:changed-region text:id="ct50340544">
          <text:insertion>
            <office:change-info>
              <dc:creator>user_phmf6</dc:creator>
              <dc:date>2010-09-24T08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2">КУРСОВАЯ РАБОТА</text:p>
      <text:p text:style-name="P4">Тема: <text:span text:style-name="T2">Разработка пользовательского интерфейса сайта для изучения неизвестных иностранных слов в субтитрах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Выполнил студент гр. 5057/2<text:tab/>В.В. Руцкий</text:p>
      <text:p text:style-name="P3"/>
      <text:p text:style-name="P3">Преподаватель:<text:tab/><text:tab/><text:tab/>Н.Б. Суетова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6">Содержание</text:p>
          </text:index-title>
          <text:p text:style-name="P7">Тема работы<text:tab/>3</text:p>
          <text:p text:style-name="P7">Сравнение с аналогами<text:tab/>4</text:p>
        </text:index-body>
      </text:table-of-content>
      <text:p text:style-name="Heading"/>
      <text:h text:style-name="P10" text:outline-level="1">Тема работы</text:h>
      <text:p text:style-name="Standard">Данный сервис предназначен для людей со средним знанием<office:annotation><dc:creator>user_phmf6</dc:creator><dc:date>2010-09-24T08:52:00</dc:date><text:p text:style-name="P15"><text:span text:style-name="T3">Критерий?</text:span></text:p></office:annotation> английского языка, которые могут смотреть и понимать большую часть просматриваемой серии на иностранном языке, но ещё неизвестные для них 5-10% слов или выражений в серии не дают полностью понять <text:change text:change-id="ct104905136"/><text:change-start text:change-id="ct49338400"/>содержание<text:change-end text:change-id="ct49338400"/>.</text:p>
      <text:p text:style-name="Standard"><text:change-start text:change-id="ct105347056"/>Если зритель <text:change-end text:change-id="ct105347056"/><text:change text:change-id="ct99930144"/><text:change-start text:change-id="ct105200096"/>с<text:change-end text:change-id="ct105200096"/>мотр<text:change text:change-id="ct103542512"/><text:change-start text:change-id="ct73907968"/>ит<text:change-end text:change-id="ct73907968"/> сериал с субтитрами и подсматривание<text:change text:change-id="ct105145872"/><text:change-start text:change-id="ct112537008"/>т<text:change-end text:change-id="ct112537008"/> в словарь при обнаружении неизвестных слов<text:change-start text:change-id="ct100594432"/>, то это <text:change-end text:change-id="ct100594432"/><text:s/>отвлекает <text:change-start text:change-id="ct99152304"/>его <text:change-end text:change-id="ct99152304"/>от <text:change text:change-id="ct112570992"/><text:change-start text:change-id="ct111542768"/>содержания <text:change-end text:change-id="ct111542768"/>серии и не даёт погрузиться в просмотр. Чтение субтитров до просмотра серии приводит к раскрытию сюжета и просмотр эпизода сериала становится уже неинтересным.</text:p>
      <text:p text:style-name="Standard">Оптимальным для зрителя выходом было бы иметь словарь неизвестных для него слов или выражений для серии, которую он собирается посмотреть, перемешанных и приведённых к исходным формам так, чтобы никак не отражать содержимое серии. Тогда он мог бы изучить новые слова непосредственно перед просмотром серии и смотреть эпизод<text:change-start text:change-id="ct50340544"/>,<text:change-end text:change-id="ct50340544"/> зная практически весь используемый в серии набор иностранных слов.</text:p>
      <text:p text:style-name="Standard">Проектируемый сервис предназначен для составления такого словаря неизвестных <text:s/>слов.</text:p>
      <text:p text:style-name="P5">Базовый вариант использования следующий:</text:p>
      <text:list xml:id="list1979316871" text:style-name="L1">
        <text:list-item>
          <text:p text:style-name="P13">пользователь загружает субтитры серии, которую хочет посмотреть, <text:s/>на сервис;</text:p>
        </text:list-item>
        <text:list-item>
          <text:p text:style-name="P13">сервис строит словарь используемых слов и <text:span text:style-name="T1">выражений</text:span> в загруженном тексте субтитров;</text:p>
        </text:list-item>
        <text:list-item>
          <text:p text:style-name="P13">сервис выделяет из словаря серии неизвестные для пользователя слова и <text:s/>предоставляет их список с переводом и произношением;</text:p>
        </text:list-item>
        <text:list-item>
          <text:p text:style-name="P13">пользователь отмечает изученные или уже известные слова из полученного <text:s text:c="2"/>списка;</text:p>
        </text:list-item>
        <text:list-item>
          <text:p text:style-name="P13">сервис запоминает слова, которые пользователь отметил как (уже) известные ему, и при следующим запросе не выдаёт их.</text:p>
        </text:list-item>
      </text:list>
      <text:p text:style-name="Standard">Возможны (и ожидаемы) вариации способа получения субтитров к серии (например <text:s/>хранить каталог серий и сериалов, для которых сервис уже подготовил словари), вариации способа определения неизвестных слов (например путём определения с помощью теста примерного уровня знаний иностранного языка или известных областей языка пользователя, и выдача слов, которые статистически малоизвестны для класса людей, которому принадлежит пользователь).</text:p>
      <text:p text:style-name="Standard">Ввиду нетривиальности выделения из произвольного текста выражений и слов в исходной форме, предполагается некоторый элемент совместной работы пользователей по составлению такого словаря или редактированию автоматически созданного словаря.</text:p>
      <text:p text:style-name="Standard">Также пользователи могут совместно определять малоизвестные слова и выражения — эта статистика может использоваться при определении новых слов для других <text:s/>пользователей.</text:p>
      <text:h text:style-name="Heading_20_1" text:outline-level="1">Сравнение с аналогами</text:h>
      <text:p text:style-name="Text_20_body">Задачу, которую должен помочь решить проектируемый сервис, можно обобщить до следующей: конечному пользователю необходимо узнать незнакомые ему слова из иностранного текста и изучить их. Сервисов ни для решения поставленной задачи, ни для обобщённой задачи найдено не было, что, по видимому, связано со сложностью задачи и непрактичности тривиального решения (которое будет реализовано).</text:p>
      <text:h text:style-name="Heading_20_1" text:outline-level="1"><text:soft-page-break/>Целевая аудитория</text:h>
      <text:p text:style-name="Text_20_body">Данный сервис предназначается следующей аудитории:</text:p>
      <text:list xml:id="list2161136773" text:style-name="L3">
        <text:list-item>
          <text:p text:style-name="P8">русскоговорящие люди, изучающие английский язык,</text:p>
        </text:list-item>
        <text:list-item>
          <text:p text:style-name="P8">русскоговорящие люди, смотрящие фильмы и сериалы на иностранном языке.</text:p>
        </text:list-item>
      </text:list>
      <text:h text:style-name="Heading_20_2" text:outline-level="2">Пользовательские истории</text:h>
      <text:list xml:id="list1719854960" text:style-name="L5">
        <text:list-item>
          <text:p text:style-name="P9">Русский студент Боб учится на программиста. Он любит смотреть Американские юмористические сериалы на оригинальном языке, т. к. в <text:s/>переводах часто теряются шутки. Боб изучал английский в школе и читал большое количество технической документации на английском языке — он плохо знает грамматику Английского языка, но имеет неплохой словарный запас. Смотря серию на английском языке он понимает большую часть речи, и прерываться на то, чтобы найти в английском скрипте непонятое слово или выражение, а затем посмотреть его перевод, ему лень. Он бы очень хотел иметь список неизвестных ему слов перед просмотром серии, тогда он был бы мотивирован к изучению новых слов и смог бы смотреть сериалы с большей пользой.</text:p>
        </text:list-item>
        <text:list-item>
          <text:p text:style-name="P9">Русский дядюшка Сэм любит изучать Английский язык и демократию. Недавно он узнал про хороший метод изучения иностранного языка, а также иностранной культуры: через просмотр иностранных телевизионных передач на родном языке. Но специально подготовленных передач, которые были бы отсортированы в порядке увеличения сложности, со словарём новых и сложных слов, очень мало. Да и не всегда они ему интересны, а вот некоторые сериалы он видел уже на Русском языке, они ему очень понравились, и он был бы рад пересмотреть их в оригинале. Ему бы пригодился сервис, который бы подготавливал словарь для произвольного сериала, а также оценивал его сложность.</text:p>
        </text:list-item>
      </text:list>
      <text:h text:style-name="Heading_20_1" text:outline-level="1">Анализ требований</text:h>
      <text:p text:style-name="Text_20_body"/>
      <text:h text:style-name="Heading_20_1" text:outline-level="1">Внешняя спецификация</text:h>
      <text:h text:style-name="Heading_20_2" text:outline-level="2">Варианты использования</text:h>
      <text:p text:style-name="Text_20_body"/>
      <text:h text:style-name="Heading_20_2" text:outline-level="2">Диаграммы действий</text:h>
      <text:p text:style-name="Text_20_body"/>
      <text:h text:style-name="Heading_20_2" text:outline-level="2">Диаграммы состояний</text:h>
      <text:p text:style-name="Text_20_body"/>
      <text:h text:style-name="Heading_20_2" text:outline-level="2">Прототип</text:h>
      <text:p text:style-name="Text_20_body"/>
      <text:h text:style-name="Heading_20_1" text:outline-level="1"><text:soft-page-break/>Руководство пользователя</text:h>
      <text:p text:style-name="Text_20_body"/>
      <text:h text:style-name="Heading_20_1" text:outline-level="1">План тестирования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in" style:auto-text-indent="false" style:shadow="none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 style:master-page-name="Standard">
      <style:paragraph-properties fo:text-align="center" style:justify-single-word="false" fo:orphans="0" fo:widows="0" style:page-number="auto"/>
      <style:text-properties fo:font-size="12pt" style:font-size-asian="12pt" style:font-size-complex="12pt"/>
    </style:style>
    <style:style style:name="MP3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  <text:p text:style-name="MP3">Физико-механический факультет</text:p>
        <text:p text:style-name="MP3">Кафедра прикладной математики</text:p>
      </style:header>
      <style:footer>
        <text:p text:style-name="MP1">Санкт-Петербург</text:p>
        <text:p text:style-name="MP1">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Руцкий В</dc:title>
    <meta:initial-creator>user_phmf6</meta:initial-creator>
    <meta:creation-date>2010-09-24T07:51:00</meta:creation-date>
    <dc:creator>Vladimir Rutsky</dc:creator>
    <dc:date>2011-02-14T09:16:52</dc:date>
    <meta:editing-cycles>36</meta:editing-cycles>
    <meta:editing-duration>PT74H47M42S</meta:editing-duration>
    <meta:generator>OpenOffice.org/3.2$Unix OpenOffice.org_project/320m12$Build-9483</meta:generator>
    <meta:document-statistic meta:table-count="0" meta:image-count="0" meta:object-count="0" meta:page-count="5" meta:paragraph-count="49" meta:word-count="670" meta:character-count="4943"/>
    <meta:user-defined meta:name="Info 1"/>
    <meta:user-defined meta:name="Info 2"/>
    <meta:user-defined meta:name="Info 3"/>
    <meta:user-defined meta:name="Info 4"/>
  </office:meta>
</office:document-meta>
</file>